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" manifest:full-path="Pictures/"/>
  <manifest:file-entry manifest:media-type="image/jpeg" manifest:full-path="Pictures/10000000000003C0000002D05E730B16.png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Sans" svg:font-family="Basic Sans" style:font-family-generic="roman"/>
    <style:font-face style:name="Mangal" svg:font-family="Mangal"/>
    <style:font-face style:name="Liberation Serif" svg:font-family="Liberation Serif" style:font-family-generic="roman"/>
    <style:font-face style:name="Liberation Sans" svg:font-family="Liberation Sans" style:font-family-generic="swiss"/>
    <style:font-face style:name="Microsoft YaHei" svg:font-family="Microsoft YaHei"/>
    <style:font-face style:name="SimSun" svg:font-family="SimSun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5" style:family="paragraph" style:parent-style-name="Standard">
      <style:paragraph-properties text:number-lines="true"/>
    </style:style>
    <style:style style:name="T0" style:family="text">
      <style:text-properties style:font-name="Liberation Serif" fo:font-size="12pt" fo:font-weight="normal" fo:font-style="normal" fo:language="en" fo:country="us" style:font-name-asian="SimSun" style:font-size-asian="10.5pt" style:font-weight-asian="normal" style:font-style-asian="normal" style:language-asian="zh" style:country-asian="cn" style:font-name-complex="Mangal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Sect1" style:family="section">
      <style:section-properties/>
    </style:style>
    <style:style style:name="Sect2" style:family="section">
      <style:section-properties/>
    </style:style>
    <style:style style:name="Picture1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e"/>
        <text:sequence-decl text:display-outline-level="0" text:name="Figure"/>
        <text:sequence-decl text:display-outline-level="0" text:name="Picture"/>
        <text:sequence-decl text:display-outline-level="0" text:name="Illustration"/>
        <text:sequence-decl text:display-outline-level="0" text:name="Text"/>
        <text:sequence-decl text:display-outline-level="0" text:name="Drawing"/>
      </text:sequence-decls>
      <text:section text:style-name="Sect2" text:name="Section2">
        <text:p text:style-name="P5"><draw:frame draw:style-name="Picture1_S" draw:name="Picture1" text:anchor-type="as-char" svg:width="9.638cm" svg:height="23.442cm" draw:z-index="100000"><draw:image xlink:href="Pictures/10000000000003C0000002D05E730B16.png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Sans" svg:font-family="Basic Sans" style:font-family-generic="roman"/>
    <style:font-face style:name="Mangal" svg:font-family="Mangal"/>
    <style:font-face style:name="Liberation Serif" svg:font-family="Liberation Serif" style:font-family-generic="roman"/>
    <style:font-face style:name="Liberation Sans" svg:font-family="Liberation Sans" style:font-family-generic="swiss"/>
    <style:font-face style:name="Microsoft YaHei" svg:font-family="Microsoft YaHei"/>
    <style:font-face style:name="SimSun" svg:font-family="SimSun"/>
  </office:font-face-decls>
  <office:styles>
    <style:default-style style:family="paragraph">
      <style:paragraph-properties fo:text-align="start" style:tab-stop-distance="1.251cm" fo:widows="2" fo:orphans="2"/>
      <style:text-properties fo:hyphenate="fals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style:use-window-font-color="true" style:letter-kerning="true"/>
    </style:default-style>
    <style:default-style style:family="text">
      <style:text-properties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51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2" fo:orphans="2" fo:break-before="auto" text:number-lines="false"/>
      <style:text-properties fo:hyphenate="false" fo:hyphenation-remain-char-count="2" fo:hyphenation-push-char-count="2" style:font-name="Liberation Serif" fo:font-size="12pt" fo:font-weight="normal" fo:font-style="normal" fo:language="en" fo:country="us" style:font-name-asian="SimSun" style:font-size-asian="10.5pt" style:font-weight-asian="normal" style:font-style-asian="normal" style:language-asian="zh" style:country-asian="cn" style:font-name-complex="Mangal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Heading_20_1" style:display-name="Heading 1" style:family="paragraph" style:parent-style-name="Normal" style:next-style-name="Normal" style:default-outline-level="1">
      <style:paragraph-properties fo:margin-top="0.423cm" fo:margin-bottom="0.106cm" style:tab-stop-distance="1.249cm" fo:keep-with-next="always" fo:keep-together="always" fo:widows="0" fo:orphans="0" fo:hyphenation-ladder-count="no-limit" text:number-lines="true"/>
      <style:text-properties fo:hyphenate="true" fo:hyphenation-remain-char-count="2" fo:hyphenation-push-char-count="2" style:font-name="Basic Sans" fo:font-size="18pt" fo:font-weight="bold" fo:language="none" fo:country="none" style:font-name-asian="Basic Sans" style:font-size-asian="18pt" style:font-weight-asian="bold" style:language-asian="zh" style:country-asian="tw" style:font-name-complex="Basic Sans" style:font-size-complex="18pt" style:font-weight-complex="bold" style:language-complex="none" style:country-complex="none"/>
    </style:style>
    <style:style style:name="Heading_20_2" style:display-name="Heading 2" style:family="paragraph" style:parent-style-name="Heading_20_1" style:next-style-name="Normal" style:default-outline-level="2">
      <style:paragraph-properties text:number-lines="true"/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Normal" style:default-outline-level="3">
      <style:paragraph-properties text:number-lines="true"/>
      <style:text-properties fo:font-size="14pt" style:font-size-asian="14pt" style:font-size-complex="14pt"/>
    </style:style>
    <style:style style:name="Standard" style:display-name="Standard" style:family="paragraph" style:parent-style-name="Normal">
      <style:paragraph-properties style:tab-stop-distance="1.251cm" fo:widows="2" fo:orphans="2" text:number-lines="true"/>
      <style:text-properties fo:hyphenate="false" fo:hyphenation-remain-char-count="2" fo:hyphenation-push-char-count="2"/>
    </style:style>
    <style:style style:name="Heading" style:display-name="Heading" style:family="paragraph" style:parent-style-name="Standard" style:next-style-name="Text_20_body">
      <style:paragraph-properties fo:margin-top="0.423cm" fo:margin-bottom="0.212cm" fo:keep-with-next="always" text:number-lines="true"/>
      <style:text-properties style:font-name="Liberation Sans" fo:font-size="14pt" style:font-name-asian="Microsoft YaHei" style:font-size-asian="14pt" style:font-size-complex="14pt"/>
    </style:style>
    <style:style style:name="Text_20_body" style:display-name="Text body" style:family="paragraph" style:parent-style-name="Standard">
      <style:paragraph-properties fo:margin-bottom="0.247cm" fo:line-height="120%" text:number-lines="true"/>
    </style:style>
    <style:style style:name="List" style:display-name="List" style:family="paragraph" style:parent-style-name="Text_20_body">
      <style:paragraph-properties text:number-lines="true"/>
      <style:text-properties style:font-size-asian="12pt"/>
    </style:style>
    <style:style style:name="Caption" style:display-name="Caption" style:family="paragraph" style:parent-style-name="Standard">
      <style:paragraph-properties fo:margin-top="0.212cm" fo:margin-bottom="0.212cm" text:number-lines="true"/>
      <style:text-properties fo:font-style="italic" style:font-size-asian="12pt" style:font-style-asian="italic" style:font-style-complex="italic"/>
    </style:style>
    <style:style style:name="Index" style:display-name="Index" style:family="paragraph" style:parent-style-name="Standard">
      <style:paragraph-properties text:number-lines="true"/>
      <style:text-properties style:font-size-asian="12pt"/>
    </style: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page-layout style:name="pm1">
      <style:page-layout-properties fo:page-width="21.590cm" fo:page-height="27.940cm" style:print-orientation="portrait" fo:margin-top="2.000cm" fo:margin-bottom="2.000cm" fo:margin-left="2.000cm" fo:margin-right="2.000cm">
        <style:footnote-sep style:width="0.018cm" style:color="#000000" style:distance-before-sep="0.101cm" style:distance-after-sep="0.101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17-10-20T23:40:51</meta:creation-date>
    <dc:creator>Tsui</dc:creator>
    <dc:date>2020-03-19T14:03:01</dc:date>
    <meta:print-date>1970-01-01T08:00:00</meta:print-date>
  </office:meta>
</office:document-meta>
</file>